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officeooo:rsid="002b21c9" officeooo:paragraph-rsid="002b21c9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ad702" officeooo:paragraph-rsid="002ad702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name-asian="Arial3" style:font-size-asian="12pt" style:font-style-asian="normal" style:font-weight-asian="normal" style:font-name-complex="Arial3" style:font-size-complex="12pt" style:text-emphasize="none"/>
    </style:style>
    <style:style style:name="P18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paragraph-rsid="002aaf66" style:font-size-asian="12pt" style:font-size-complex="12pt"/>
    </style:style>
    <style:style style:name="P2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2ad702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en" fo:country="GB" officeooo:rsid="002aaf66" officeooo:paragraph-rsid="002c4559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c4559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2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c4559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c4559" style:font-name-asian="Arial3" style:font-size-asian="12pt" style:font-style-asian="normal" style:font-weight-asian="normal" style:font-name-complex="Arial3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af66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d702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bbfea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d6812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aaf66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aaf66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ad702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b21c9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fo:color="#000000" loext:opacity="100%" style:font-name="Arial2" fo:font-size="12pt" style:text-underline-style="none" fo:font-weight="normal" officeooo:rsid="002ad702" style:font-name-asian="Arial3" style:font-size-asian="12pt" style:font-weight-asian="normal" style:font-name-complex="Arial3" style:font-size-complex="12pt" style:font-weight-complex="normal"/>
    </style:style>
    <style:style style:name="T17" style:family="text">
      <style:text-properties fo:color="#000000" loext:opacity="100%" style:font-name="Arial2" fo:font-size="12pt" style:text-underline-style="none" fo:font-weight="normal" officeooo:rsid="002c4559" style:font-name-asian="Arial3" style:font-size-asian="12pt" style:font-weight-asian="normal" style:font-name-complex="Arial3" style:font-size-complex="12pt" style:font-weight-complex="normal"/>
    </style:style>
    <style:style style:name="T18" style:family="text">
      <style:text-properties officeooo:rsid="00129edb"/>
    </style:style>
    <style:style style:name="T19" style:family="text">
      <style:text-properties officeooo:rsid="001adcec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2" style:family="text">
      <style:text-properties style:font-name="Arial2" fo:language="en" fo:country="GB" officeooo:rsid="002aaf66"/>
    </style:style>
    <style:style style:name="T23" style:family="text">
      <style:text-properties fo:font-variant="normal" fo:text-transform="none" fo:color="#000000" loext:opacity="100%" style:font-name="Arial2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loext:opacity="100%" style:font-name="Arial2" fo:font-size="12pt" fo:letter-spacing="normal" fo:font-style="normal" fo:font-weight="normal" officeooo:rsid="002ad702" style:font-size-asian="12pt" style:font-size-complex="12pt"/>
    </style:style>
    <style:style style:name="T25" style:family="text">
      <style:text-properties officeooo:rsid="002b271b"/>
    </style:style>
    <style:style style:name="T26" style:family="text">
      <style:text-properties officeooo:rsid="002d68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6">30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1"><text:span text:style-name="T11">Cart - </text:span><text:span text:style-name="T10">the item(s) added to the cart by user 1 remains in the basket for user 2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9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0"><text:span text:style-name="T4">25</text:span><text:span text:style-name="T5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7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8">Windows <text:span text:style-name="T18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20">Chrome </text:span><text:span text:style-name="T21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8">S<text:span text:style-name="T19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8">P<text:span text:style-name="T19">1</text:span></text:p>
          </table:table-cell>
        </table:table-row>
      </table:table>
      <text:p text:style-name="P1"/>
      <text:p text:style-name="P1"/>
      <text:p text:style-name="P10">Description</text:p>
      <text:p text:style-name="P24"><text:span text:style-name="T7">When add</text:span><text:span text:style-name="T8">ing</text:span><text:span text:style-name="T7"> an item and log</text:span><text:span text:style-name="T9">ging-</text:span><text:span text:style-name="T7">out with one user and log</text:span><text:span text:style-name="T9">ging-in</text:span><text:span text:style-name="T7"> with other user the item</text:span><text:span text:style-name="T9">(s)</text:span><text:span text:style-name="T7"> added to the cart remain</text:span><text:span text:style-name="T9">s</text:span><text:span text:style-name="T7"> in the basket.</text:span></text:p>
      <text:p text:style-name="P16"/>
      <text:p text:style-name="P14"/>
      <text:p text:style-name="P10">Steps to reproduce</text:p>
      <text:p text:style-name="P17">1. access site www.saucedemo.com in Chrome </text:p>
      <text:p text:style-name="P22"><text:span text:style-name="T10">2. insert valid data for user 1 in field “Username”</text:span><text:span text:style-name="T13"> (problem_user)</text:span></text:p>
      <text:p text:style-name="P22"><text:span text:style-name="T10">3. insert valid data for user 1 in field “Password”</text:span><text:span text:style-name="T13"> (secret_sauce)</text:span></text:p>
      <text:p text:style-name="P18">4. press “Login” button</text:p>
      <text:p text:style-name="P18">5. add to cart one item<text:span text:style-name="T25"> (Sauce Labs Backpack)</text:span></text:p>
      <text:p text:style-name="P18">6. click “Logout” from menu button from Home page</text:p>
      <text:p text:style-name="P22"><text:span text:style-name="T10">7. insert valid data for user 2 in field “Username”</text:span><text:span text:style-name="T13"> (</text:span><text:span text:style-name="T14">error</text:span><text:span text:style-name="T13">_user)</text:span></text:p>
      <text:p text:style-name="P22"><text:span text:style-name="T10">8. insert valid data for user 2 in field “Password”</text:span><text:span text:style-name="T13"> (secret_sauce)</text:span></text:p>
      <text:p text:style-name="P18">9. press “Login” button</text:p>
      <text:p text:style-name="P18">10.click the icon of the cart</text:p>
      <text:p text:style-name="P15"/>
      <text:p text:style-name="P10">Expected result</text:p>
      <text:p text:style-name="P27"><text:span text:style-name="T26">When</text:span> user 2<text:span text:style-name="T26"> logins</text:span>, the item added to the cart <text:span text:style-name="T26">by</text:span> user 1 <text:span text:style-name="T26">is not</text:span> in the basket an<text:span text:style-name="T26">d</text:span> the cart is empty.</text:p>
      <text:p text:style-name="P25"/>
      <text:p text:style-name="P26"/>
      <text:p text:style-name="P10">Actual result</text:p>
      <text:p text:style-name="P28"><text:span text:style-name="T26">When</text:span> user 2<text:span text:style-name="T26"> logins</text:span>, the item added to the cart <text:span text:style-name="T26">by</text:span> user 1 <text:span text:style-name="T26">is</text:span> in the basket an<text:span text:style-name="T26">d</text:span> the cart is<text:span text:style-name="T26"> not</text:span> empty.</text:p>
      <text:p text:style-name="P10"><text:soft-page-break/>Notes</text:p>
      <text:p text:style-name="P23"><text:span text:style-name="T16">The bug reproduces for all user</text:span><text:span text:style-name="T17">s </text:span><text:span text:style-name="T16">(where login and logout can be done): </text:span><text:span text:style-name="T23">standard_user</text:span><text:span text:style-name="T24">, </text:span><text:span text:style-name="T23">problem_user</text:span><text:span text:style-name="T24">, </text:span><text:span text:style-name="T23">performance_glitch_user</text:span><text:span text:style-name="T24">, </text:span><text:span text:style-name="T23">error_user</text:span><text:span text:style-name="T24">, </text:span><text:span text:style-name="T23">visual_user</text:span><text:span text:style-name="T24">.</text:span></text:p>
      <text:p text:style-name="P12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0" style:font-family-asian="0" style:font-family-generic-asian="system" style:font-pitch-asian="variable" style:font-size-asian="12pt" style:language-asian="zh" style:country-asian="CN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6</meta:editing-cycles>
    <meta:editing-duration>PT1H28M19S</meta:editing-duration>
    <meta:generator>LibreOffice/7.3.0.3$Windows_X86_64 LibreOffice_project/0f246aa12d0eee4a0f7adcefbf7c878fc2238db3</meta:generator>
    <dc:date>2024-05-04T17:21:02.191000000</dc:date>
    <meta:document-statistic meta:table-count="1" meta:image-count="0" meta:object-count="0" meta:page-count="2" meta:paragraph-count="42" meta:word-count="232" meta:character-count="1343" meta:non-whitespace-character-count="1147"/>
    <meta:user-defined meta:name="AppVersion">16.0000</meta:user-defined>
    <meta:template xlink:type="simple" xlink:actuate="onRequest" xlink:title="Normal" xlink:href=""/>
  </office:meta>
</office:document-meta>
</file>